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1:</text:span><text:span text:style-name="T1"><text:line-break/></text:span><text:span text:style-name="T1">Comunicación Multimedia (I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4-13T11:17:15.656270102</dc:date>
    <meta:editing-duration>P8DT5H34M15S</meta:editing-duration>
    <meta:editing-cycles>506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